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9">
      <style:text-properties fo:font-weight="bold" style:font-weight-asian="bold" style:font-weight-complex="bold"/>
    </style:style>
    <style:style style:name="ce4" style:family="table-cell" style:parent-style-name="Default" style:data-style-name="N117">
      <style:text-properties fo:font-weight="normal" style:font-weight-asian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 style:data-style-name="N123">
      <style:text-properties fo:font-weight="bold" style:font-weight-asian="bold" style:font-weight-complex="bold"/>
    </style:style>
    <style:style style:name="ce7" style:family="table-cell" style:parent-style-name="Default" style:data-style-name="N120">
      <style:text-properties fo:font-weight="bold" style:font-weight-asian="bold" style:font-weight-complex="bold"/>
    </style:style>
    <style:style style:name="ce8" style:family="table-cell" style:parent-style-name="Default" style:data-style-name="N119"/>
    <style:style style:name="ce9" style:family="table-cell" style:parent-style-name="Default" style:data-style-name="N124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enario Performance" table:style-name="ta1">
        <table:shapes>
          <draw:frame draw:z-index="0" draw:style-name="gr1" draw:text-style-name="P1" svg:width="22.903cm" svg:height="12.749cm" svg:x="11.19cm" svg:y="2.072cm">
            <draw:object draw:notify-on-update-of-ranges="'Scenario Performance'.A1:'Scenario Performance'.A1 'Scenario Performance'.A2:'Scenario Performance'.A9 'Scenario Performance'.B1:'Scenario Performance'.B1 'Scenario Performance'.B2:'Scenario Performance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0.002336" calcext:value-type="float">
            <text:p>0.002336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2.03757" calcext:value-type="float">
            <text:p>12.03757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office:value-type="float" office:value="57.010318" calcext:value-type="float">
            <text:p>57.010318</text:p>
          </table:table-cell>
        </table:table-row>
        <table:table-row table:style-name="ro1">
          <table:table-cell office:value-type="string" calcext:value-type="string">
            <text:p>Constrained Rate</text:p>
          </table:table-cell>
          <table:table-cell office:value-type="float" office:value="0.930083" calcext:value-type="float">
            <text:p>0.930083</text:p>
          </table:table-cell>
        </table:table-row>
        <table:table-row table:style-name="ro1">
          <table:table-cell office:value-type="string" calcext:value-type="string">
            <text:p>Loss and Delay</text:p>
          </table:table-cell>
          <table:table-cell office:value-type="float" office:value="92.969945" calcext:value-type="float">
            <text:p>92.969945</text:p>
          </table:table-cell>
        </table:table-row>
        <table:table-row table:style-name="ro1">
          <table:table-cell office:value-type="string" calcext:value-type="string">
            <text:p>Delay and Constrained Rate</text:p>
          </table:table-cell>
          <table:table-cell office:value-type="float" office:value="13.948315" calcext:value-type="float">
            <text:p>13.948315</text:p>
          </table:table-cell>
        </table:table-row>
        <table:table-row table:style-name="ro1">
          <table:table-cell office:value-type="string" calcext:value-type="string">
            <text:p>Loss and Constrained Rate</text:p>
          </table:table-cell>
          <table:table-cell office:value-type="float" office:value="66.952507" calcext:value-type="float">
            <text:p>66.952507</text:p>
          </table:table-cell>
        </table:table-row>
        <table:table-row table:style-name="ro1">
          <table:table-cell office:value-type="string" calcext:value-type="string">
            <text:p>Loss and Delay and Constrained Rate</text:p>
          </table:table-cell>
          <table:table-cell office:value-type="float" office:value="64.960451" calcext:value-type="float">
            <text:p>64.960451</text:p>
          </table:table-cell>
        </table:table-row>
      </table:table>
      <table:table table:name="RTT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tempt</text:p>
          </table:table-cell>
          <table:table-cell office:value-type="string" calcext:value-type="string">
            <text:p>Avg. RT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.355932" calcext:value-type="float">
            <text:p>125.355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79661" calcext:value-type="float">
            <text:p>106.79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.508475" calcext:value-type="float">
            <text:p>110.5084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.355932" calcext:value-type="float">
            <text:p>103.355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62147" calcext:value-type="float">
            <text:p>106.062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.531073" calcext:value-type="float">
            <text:p>111.5310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.519774" calcext:value-type="float">
            <text:p>104.519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80226" calcext:value-type="float">
            <text:p>96.80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056497" calcext:value-type="float">
            <text:p>97.056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926554" calcext:value-type="float">
            <text:p>98.9265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106.0915254" calcext:value-type="float">
            <text:p>106.0915254</text:p>
          </table:table-cell>
        </table:table-row>
      </table:table>
      <table:table table:name="Efficiency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Efficiency</text:p>
          </table:table-cell>
          <table:table-cell table:style-name="ce1"/>
          <table:table-cell table:style-name="ce1" office:value-type="string" calcext:value-type="string">
            <text:p>3 s.f.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a Packet Size (B)</text:p>
          </table:table-cell>
          <table:table-cell table:style-name="ce1"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Size (B)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K Packet Size (B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rpe-3 Loss Rate (Approx.)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fficiency due to control bytes</text:p>
          </table:table-cell>
          <table:table-cell table:style-name="ce1" table:formula="of:=([.B3]-[.B4])/([.B3]+[.B5])" office:value-type="float" office:value="0.981873111782477" calcext:value-type="float">
            <text:p>0.981873111782477</text:p>
          </table:table-cell>
          <table:table-cell table:style-name="ce3" table:formula="of:=[.B8]" office:value-type="float" office:value="0.981873111782477" calcext:value-type="float">
            <text:p>0.982</text:p>
          </table:table-cell>
          <table:table-cell table:style-name="ce9" table:formula="of:=[.C8]" office:value-type="percentage" office:value="0.981873111782477" calcext:value-type="percentage">
            <text:p>98.2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fficiency due to retransmission</text:p>
          </table:table-cell>
          <table:table-cell table:formula="of:=(1 - [.B6])^([.B3]+[.B5])" office:value-type="float" office:value="2.61265760220643E-061" calcext:value-type="float">
            <text:p>2.61265760220643E-6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RTT (ms) </text:p>
          </table:table-cell>
          <table:table-cell table:formula="of:= [$RTT.B13] / 1000" office:value-type="float" office:value="0.1060915254" calcext:value-type="float">
            <text:p>0.1060915254</text:p>
          </table:table-cell>
          <table:table-cell table:style-name="ce3" table:formula="of:=[.B13]" office:value-type="float" office:value="0.1060915254" calcext:value-type="float">
            <text:p>0.106</text:p>
          </table:table-cell>
          <table:table-cell/>
        </table:table-row>
        <table:table-row table:style-name="ro1">
          <table:table-cell office:value-type="string" calcext:value-type="string">
            <text:p>RTT (s)</text:p>
          </table:table-cell>
          <table:table-cell table:formula="of:=[$RTT.B13] / 1000000" office:value-type="float" office:value="0.0001060915254" calcext:value-type="float">
            <text:p>0.0001060915254</text:p>
          </table:table-cell>
          <table:table-cell table:style-name="ce4" table:formula="of:=[.B14]" office:value-type="float" office:value="0.0001060915254" calcext:value-type="float">
            <text:p>0.000106</text:p>
          </table:table-cell>
          <table:table-cell/>
        </table:table-row>
        <table:table-row table:style-name="ro1">
          <table:table-cell office:value-type="string" calcext:value-type="string">
            <text:p>Capacity of 1Gbps Link (bits/sec)</text:p>
          </table:table-cell>
          <table:table-cell table:formula="of:= 1*10^9" office:value-type="float" office:value="1000000000" calcext:value-type="float">
            <text:p>1000000000</text:p>
          </table:table-cell>
          <table:table-cell table:formula="of:=[.B15]" office:value-type="float" office:value="1000000000" calcext:value-type="float">
            <text:p>1000000000</text:p>
          </table:table-cell>
          <table:table-cell/>
        </table:table-row>
        <table:table-row table:style-name="ro1">
          <table:table-cell office:value-type="string" calcext:value-type="string">
            <text:p>BDP (Bits)</text:p>
          </table:table-cell>
          <table:table-cell table:formula="of:=[.B14]*[.B15]" office:value-type="float" office:value="106091.5254" calcext:value-type="float">
            <text:p>106091.5254</text:p>
          </table:table-cell>
          <table:table-cell table:style-name="ce5" office:value-type="float" office:value="106000" calcext:value-type="float">
            <text:p>106000</text:p>
          </table:table-cell>
          <table:table-cell/>
        </table:table-row>
        <table:table-row table:style-name="ro1">
          <table:table-cell table:style-name="ce1" office:value-type="string" calcext:value-type="string">
            <text:p>BDP (B)</text:p>
          </table:table-cell>
          <table:table-cell table:formula="of:=[.B16] / 8" office:value-type="float" office:value="13261.440675" calcext:value-type="float">
            <text:p>13261.440675</text:p>
          </table:table-cell>
          <table:table-cell table:style-name="ce1" table:formula="of:=[.C16]/8" office:value-type="float" office:value="13250" calcext:value-type="float">
            <text:p>132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Link Utilisation</text:p>
          </table:table-cell>
          <table:table-cell table:formula="of:=[.B3]/[.B17]" office:value-type="float" office:value="0.0989334441222013" calcext:value-type="float">
            <text:p>0.098933444122201</text:p>
          </table:table-cell>
          <table:table-cell table:style-name="ce6" table:formula="of:=[.B3]/[.C17]" office:value-type="float" office:value="0.0990188679245283" calcext:value-type="float">
            <text:p>0.0990</text:p>
          </table:table-cell>
          <table:table-cell table:style-name="ce10" table:formula="of:=[.C19]" office:value-type="percentage" office:value="0.0990188679245283" calcext:value-type="percentage">
            <text:p>9.90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x RDT Rate (bit/sec)</text:p>
          </table:table-cell>
          <table:table-cell table:formula="of:=([.B3] * 8) / [.B13]" office:value-type="float" office:value="98933.4441222013" calcext:value-type="float">
            <text:p>98933.444122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RDT Rate (KB/s)</text:p>
          </table:table-cell>
          <table:table-cell table:formula="of:=[.B21] / 1000" office:value-type="float" office:value="98.9334441222013" calcext:value-type="float">
            <text:p>98.9334441222013</text:p>
          </table:table-cell>
          <table:table-cell table:style-name="ce7" table:formula="of:=[.B22]" office:value-type="float" office:value="98.9334441222013" calcext:value-type="float">
            <text:p>98.9</text:p>
          </table:table-cell>
          <table:table-cell/>
        </table:table-row>
        <table:table-row table:style-name="ro1">
          <table:table-cell office:value-type="string" calcext:value-type="string">
            <text:p>Max RDT Rate (GB/s)</text:p>
          </table:table-cell>
          <table:table-cell table:formula="of:=[.B21] / 1000000" office:value-type="float" office:value="0.0989334441222013" calcext:value-type="float">
            <text:p>0.098933444122201</text:p>
          </table:table-cell>
          <table:table-cell table:style-name="ce8" table:formula="of:=[.B23]" office:value-type="float" office:value="0.0989334441222013" calcext:value-type="float">
            <text:p>0.099</text:p>
          </table:table-cell>
          <table:table-cell/>
        </table:table-row>
        <table:table-row table:style-name="ro1">
          <table:table-cell/>
          <table:table-cell table:formula="of:=[.B23] / 1" office:value-type="float" office:value="0.0989334441222013" calcext:value-type="float">
            <text:p>0.0989334441222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Note: Numbers in bold are used in repor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4-04T14:16:09.264525378</meta:creation-date>
    <dc:date>2022-04-04T18:39:13.905548373</dc:date>
    <meta:editing-duration>PT1H6M29S</meta:editing-duration>
    <meta:editing-cycles>2</meta:editing-cycles>
    <meta:generator>LibreOffice/6.4.7.2$Linux_X86_64 LibreOffice_project/40$Build-2</meta:generator>
    <meta:document-statistic meta:table-count="3" meta:cell-count="88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04cm" svg:height="12.75cm" xlink:href=".." xlink:type="simple" chart:class="chart:bar" chart:style-name="ch1">
        <chart:title svg:x="5.826cm" svg:y="0.391cm" chart:style-name="ch2">
          <text:p>Total Transmission Time in Different Network Scenarios</text:p>
        </chart:title>
        <chart:plot-area chart:style-name="ch3" table:cell-range-address="'Scenario Performance'.A1:'Scenario Performance'.B9" chart:data-source-has-labels="both" svg:x="1.469cm" svg:y="1.425cm" svg:width="20.977cm" svg:height="10.089cm">
          <chartooo:coordinate-region svg:x="2.276cm" svg:y="1.425cm" svg:width="20.17cm" svg:height="5.263cm"/>
          <chart:axis chart:dimension="x" chart:name="primary-x" chart:style-name="ch4" chartooo:axis-type="auto">
            <chartooo:date-scale/>
            <chart:title svg:x="10.537cm" svg:y="11.769cm" chart:style-name="ch5">
              <text:p>Network Scenarios</text:p>
            </chart:title>
            <chart:categories table:cell-range-address="'Scenario Performance'.A2:'Scenario Performance'.A9"/>
          </chart:axis>
          <chart:axis chart:dimension="y" chart:name="primary-y" chart:style-name="ch6">
            <chart:title svg:x="0.616cm" svg:y="6.732cm" chart:style-name="ch7">
              <text:p>Total Transmission Time (seconds)</text:p>
            </chart:title>
            <chart:grid chart:style-name="ch8" chart:class="major"/>
          </chart:axis>
          <chart:series chart:style-name="ch9" chart:values-cell-range-address="'Scenario Performance'.B2:'Scenario Performance'.B9" chart:label-cell-address="'Scenario Performance'.B1:'Scenario Performance'.B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Scenario Performance'.B1:'Scenario Performanc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Scenario Performance'.A2:'Scenario Performance'.A9</svg:desc>
                </draw:g>
              </table:table-cell>
              <table:table-cell office:value-type="float" office:value="0.002336">
                <text:p>0.002336</text:p>
                <draw:g>
                  <svg:desc>'Scenario Performance'.B2:'Scenario Performance'.B9</svg:desc>
                </draw:g>
              </table:table-cell>
            </table:table-row>
            <table:table-row>
              <table:table-cell office:value-type="string">
                <text:p>Delay</text:p>
              </table:table-cell>
              <table:table-cell office:value-type="float" office:value="12.03757">
                <text:p>12.03757</text:p>
              </table:table-cell>
            </table:table-row>
            <table:table-row>
              <table:table-cell office:value-type="string">
                <text:p>Loss</text:p>
              </table:table-cell>
              <table:table-cell office:value-type="float" office:value="57.010318">
                <text:p>57.010318</text:p>
              </table:table-cell>
            </table:table-row>
            <table:table-row>
              <table:table-cell office:value-type="string">
                <text:p>Constrained Rate</text:p>
              </table:table-cell>
              <table:table-cell office:value-type="float" office:value="0.930083">
                <text:p>0.930083</text:p>
              </table:table-cell>
            </table:table-row>
            <table:table-row>
              <table:table-cell office:value-type="string">
                <text:p>Loss and Delay</text:p>
              </table:table-cell>
              <table:table-cell office:value-type="float" office:value="92.969945">
                <text:p>92.969945</text:p>
              </table:table-cell>
            </table:table-row>
            <table:table-row>
              <table:table-cell office:value-type="string">
                <text:p>Delay and Constrained Rate</text:p>
              </table:table-cell>
              <table:table-cell office:value-type="float" office:value="13.948315">
                <text:p>13.948315</text:p>
              </table:table-cell>
            </table:table-row>
            <table:table-row>
              <table:table-cell office:value-type="string">
                <text:p>Loss and Constrained Rate</text:p>
              </table:table-cell>
              <table:table-cell office:value-type="float" office:value="66.952507">
                <text:p>66.952507</text:p>
              </table:table-cell>
            </table:table-row>
            <table:table-row>
              <table:table-cell office:value-type="string">
                <text:p>Loss and Delay and Constrained Rate</text:p>
              </table:table-cell>
              <table:table-cell office:value-type="float" office:value="64.960451">
                <text:p>64.960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